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3.3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2">
          <table:table-cell office:value-type="string">
            <text:p>s:same with given</text:p>
          </table:table-cell>
          <table:table-cell table:style-name="ce1" office:value-type="string">
            <text:p>d:detected error</text:p>
          </table:table-cell>
          <table:table-cell office:value-type="string">
            <text:p>diff: different result</text:p>
          </table:table-cell>
          <table:table-cell office:value-type="string">
            <text:p>nd:not detected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2">
          <table:table-cell office:value-type="string">
            <text:p>190_v295(overflow)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0_v499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0_v503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1_vx30(und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526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527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x31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x80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3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72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5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12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office:value-type="string">
            <text:p>diff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6_v52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6_vx7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base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44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This case's io pair for bad2 maybe wrong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office:value-type="string">
            <text:p>diff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nd(diff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34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/>
          <table:table-cell office:value-type="string">
            <text:p>197_vx34, 197_vx74 197_vx117 are nearly the same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74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table:style-name="ce1"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4">
          <table:table-cell office:value-type="string">
            <text:p>ico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11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2"/>
          <table:table-cell table:style-name="ce1"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4">
          <table:table-cell office:value-type="string">
            <text:p>ioc</text:p>
          </table:table-cell>
          <table:table-cell table:number-columns-repeated="2"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base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nd(s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vx28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nd(s)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vx7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5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base-ex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office:value-type="string">
            <text:p>This case IOC detected an conversion error, but not detect the byte order error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The conversion error it detected seems to be intended, 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4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vx27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good4</text:p>
          </table:table-cell>
          <table:table-cell office:value-type="string">
            <text:p>bad1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5" office:value-type="string">
            <text:p>d</text:p>
          </table:table-cell>
          <table:table-cell office:value-type="string">
            <text:p>This case IOC detected an intended conversion error, but not detect the byte order error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vx3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This case IOC detected an intended conversion error which is to extract the lower 8-bits of the byte order mask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The case bad2 seems a good case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4" office:value-type="string">
            <text:p>d</text:p>
          </table:table-cell>
          <table:table-cell office:value-type="string">
            <text:p>IOC couldn't detect byte order error</text:p>
          </table:table-cell>
          <table:table-cell table:number-columns-repeated="2"/>
        </table:table-row>
        <table:table-row table:style-name="ro2" table:number-rows-repeated="104847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qi </meta:initial-creator>
    <meta:creation-date>2012-12-07T16:53:12</meta:creation-date>
    <dc:date>2012-12-08T18:07:15</dc:date>
    <dc:creator>qiqi </dc:creator>
    <meta:editing-duration>PT10H23M30S</meta:editing-duration>
    <meta:editing-cycles>32</meta:editing-cycles>
    <meta:generator>LibreOffice/3.5$Linux_x86 LibreOffice_project/350m1$Build-2</meta:generator>
    <meta:document-statistic meta:table-count="3" meta:cell-count="348" meta:object-count="0"/>
  </office:meta>
</office:document-meta>
</file>